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fo:background-color="transparent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fo:background-color="transparent"/>
    </style:style>
    <style:style style:name="P6" style:family="paragraph" style:parent-style-name="Standard">
      <style:paragraph-properties style:line-height-at-least="0.503cm"/>
      <style:text-properties fo:color="#000000" officeooo:rsid="001a196b" officeooo:paragraph-rsid="001a196b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a196b" officeooo:paragraph-rsid="001a196b" fo:background-color="transparent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T1" style:family="text">
      <style:text-properties fo:color="#abb2bf"/>
    </style:style>
    <style:style style:name="T2" style:family="text">
      <style:text-properties fo:color="#e06c75"/>
    </style:style>
    <style:style style:name="T3" style:family="text">
      <style:text-properties fo:color="#d19a66"/>
    </style:style>
    <style:style style:name="T4" style:family="text">
      <style:text-properties fo:color="#98c378"/>
    </style:style>
    <style:style style:name="T5" style:family="text">
      <style:text-properties fo:color="#98c379"/>
    </style:style>
    <style:style style:name="T6" style:family="text">
      <style:text-properties fo:color="#61afef"/>
    </style:style>
    <style:style style:name="T7" style:family="text">
      <style:text-properties fo:color="#b9c0ca"/>
    </style:style>
    <style:style style:name="T8" style:family="text">
      <style:text-properties fo:color="#c678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&lt;!DOCTYPE html&gt;</text:p>
      <text:p text:style-name="P8">&lt;html lang="en"&gt;</text:p>
      <text:p text:style-name="P5"/>
      <text:p text:style-name="P8">&lt;head&gt;</text:p>
      <text:p text:style-name="P8">&lt;meta charset="utf-8"&gt;</text:p>
      <text:p text:style-name="P8">&lt;meta name="viewport" content="width=device-width, initial-scale=1, shrink-to-fit=no"&gt;</text:p>
      <text:p text:style-name="P8">&lt;link rel="stylesheet" href="https://maxcdn.bootstrapcdn.com/bootstrap/4.0.0/css/bootstrap.min.css" integrity="sha384-Gn5384xqQ1aoWXA+058RXPxPg6fy4IWvTNh0E263XmFcJlSAwiGgFAW/dAiS6JXm"</text:p>
      <text:p text:style-name="P8">crossorigin="anonymous"&gt;</text:p>
      <text:p text:style-name="P8">&lt;link href="https://fonts.googleapis.com/css?family=Playfair+Display" rel="stylesheet"&gt;</text:p>
      <text:p text:style-name="P8">&lt;link rel="stylesheet" href="Menu.css"&gt;</text:p>
      <text:p text:style-name="P8">&lt;title&gt;Bug Cookers&lt;/title&gt;</text:p>
      <text:p text:style-name="P8">&lt;/head&gt;</text:p>
      <text:p text:style-name="P5"/>
      <text:p text:style-name="P8">&lt;body&gt;</text:p>
      <text:p text:style-name="P5"/>
      <text:p text:style-name="P8">&lt;div id="h1"&gt;</text:p>
      <text:p text:style-name="P8">&lt;h1&gt;Nos Menus&lt;/h1&gt;</text:p>
      <text:p text:style-name="P8">&lt;img src="/home/wilder/Bureau/ProjetClient1/pictures/Menulogo1.png" alt="logoMenu" width="10%"&gt;</text:p>
      <text:p text:style-name="P8">&lt;/div&gt;</text:p>
      <text:p text:style-name="P5"/>
      <text:p text:style-name="P8">&lt;div class="container"&gt;</text:p>
      <text:p text:style-name="P8">&lt;div class="row equal"&gt;</text:p>
      <text:p text:style-name="P8">&lt;div class="col-sm"&gt;</text:p>
      <text:p text:style-name="P8">&lt;h2&gt;Menu&lt;/h2&gt;</text:p>
      <text:p text:style-name="P8">&lt;h2&gt;du&lt;/h2&gt;</text:p>
      <text:p text:style-name="P8">&lt;h2&gt;Terroir&lt;/h2&gt;</text:p>
      <text:p text:style-name="P8">&lt;img class="sepa" src="/home/wilder/Bureau/ProjetClient1/pictures/separateur.png" alt="separateur" width="100%"&gt;</text:p>
      <text:p text:style-name="P8">&lt;/div&gt;</text:p>
      <text:p text:style-name="P8">&lt;div class="col-sm"&gt;</text:p>
      <text:p text:style-name="P8">&lt;h2&gt;Insectes&lt;/h2&gt;</text:p>
      <text:p text:style-name="P8">&lt;h2&gt;du Monde&lt;/h2&gt;</text:p>
      <text:p text:style-name="P8">&lt;img class="sepa" src="/home/wilder/Bureau/ProjetClient1/pictures/separateur.png" alt="separateur" width="100%"&gt;</text:p>
      <text:p text:style-name="P8">&lt;/div&gt;</text:p>
      <text:p text:style-name="P8">&lt;div class="col-sm"&gt;</text:p>
      <text:p text:style-name="P8">&lt;h2&gt;Carte&lt;/h2&gt;</text:p>
      <text:p text:style-name="P8">&lt;img class="sepa" src="/home/wilder/Bureau/ProjetClient1/pictures/separateur.png" alt="separateur" width="100%"&gt;</text:p>
      <text:p text:style-name="P8">&lt;/div&gt;</text:p>
      <text:p text:style-name="P8">&lt;/div&gt;</text:p>
      <text:p text:style-name="P8">&lt;/div&gt;</text:p>
      <text:p text:style-name="P5"/>
      <text:p text:style-name="P8">&lt;div class="container" id="menu1"&gt;</text:p>
      <text:p text:style-name="P8">&lt;div class="row"&gt;</text:p>
      <text:p text:style-name="P8">&lt;div class="col"&gt;</text:p>
      <text:p text:style-name="P8">&lt;h2&gt;Menu du Terroir&lt;/h2&gt;</text:p>
      <text:p text:style-name="P8"><text:soft-page-break/>&lt;img src="/home/wilder/Bureau/ProjetClient1/pictures/separateur.png" alt="separateur"&gt;</text:p>
      <text:p text:style-name="P8">&lt;h3&gt;Entrée&lt;/h3&gt;</text:p>
      <text:p text:style-name="P8">&lt;p&gt;Crème d'endives aux Criquets&lt;/p&gt;</text:p>
      <text:p text:style-name="P8">&lt;p&gt;ou&lt;/p&gt;</text:p>
      <text:p text:style-name="P8">&lt;p&gt;Oeufs Pochés, Vers de Farine et Crème de Bleu d'Auvergne&lt;/p&gt;</text:p>
      <text:p text:style-name="P5"/>
      <text:p text:style-name="P8">&lt;h3&gt;Plat principal&lt;/h3&gt;</text:p>
      <text:p text:style-name="P8">&lt;p&gt;Ratatouille au Concassé de Grillons&lt;/p&gt;</text:p>
      <text:p text:style-name="P8">&lt;p&gt;ou&lt;/p&gt;</text:p>
      <text:p text:style-name="P8">&lt;p&gt;Larves de Charençons Farcies&lt;/p&gt;</text:p>
      <text:p text:style-name="P5"/>
      <text:p text:style-name="P8">&lt;h3&gt;Dessert&lt;/h3&gt;</text:p>
      <text:p text:style-name="P8">&lt;p&gt;Sorbet de Grillons&lt;/p&gt;</text:p>
      <text:p text:style-name="P8">&lt;p&gt;ou&lt;/p&gt;</text:p>
      <text:p text:style-name="P8">&lt;p&gt;Gaufres à la Farine de Criquets&lt;/p&gt;</text:p>
      <text:p text:style-name="P8">&lt;img src="/home/wilder/Bureau/ProjetClient1/pictures/separateur.png" alt="separateur"&gt;</text:p>
      <text:p text:style-name="P8">&lt;h3&gt;Tarif&lt;/h3&gt;</text:p>
      <text:p text:style-name="P8">&lt;p&gt;65€&lt;/p&gt;</text:p>
      <text:p text:style-name="P5"/>
      <text:p text:style-name="P8">&lt;/div&gt;</text:p>
      <text:p text:style-name="P8">&lt;/div&gt;</text:p>
      <text:p text:style-name="P8">&lt;/div&gt;</text:p>
      <text:p text:style-name="P5"/>
      <text:p text:style-name="P8">&lt;div class="container" id="menu2"&gt;</text:p>
      <text:p text:style-name="P8">&lt;div class="row"&gt;</text:p>
      <text:p text:style-name="P8">&lt;div class="col"&gt;</text:p>
      <text:p text:style-name="P8">&lt;h2&gt;Menu Insectes du Monde&lt;/h2&gt;</text:p>
      <text:p text:style-name="P8">&lt;img src="/home/wilder/Bureau/ProjetClient1/pictures/separateur.png" alt="separateur"&gt;</text:p>
      <text:p text:style-name="P8">&lt;h3&gt;Entrée&lt;/h3&gt;</text:p>
      <text:p text:style-name="P8">&lt;p&gt;Tapas de Scorpions d'Eau&lt;/p&gt;</text:p>
      <text:p text:style-name="P8">&lt;p&gt;ou&lt;/p&gt;</text:p>
      <text:p text:style-name="P8">&lt;p&gt;Vers de Sangou à la Betterave&lt;/p&gt;</text:p>
      <text:p text:style-name="P11"/>
      <text:p text:style-name="P8">&lt;h3&gt;Plat principal&lt;/h3&gt;</text:p>
      <text:p text:style-name="P8">&lt;p&gt;Curry de Vers de Farine et son Flan de Patates Douces&lt;/p&gt;</text:p>
      <text:p text:style-name="P8">&lt;p&gt;ou&lt;/p&gt;</text:p>
      <text:p text:style-name="P8">&lt;p&gt;Chili con Grillons&lt;/p&gt;</text:p>
      <text:p text:style-name="P5"/>
      <text:p text:style-name="P8">&lt;h3&gt;Dessert&lt;/h3&gt;</text:p>
      <text:p text:style-name="P8">&lt;p&gt;Beignet aux Grillons et son Sorbet Citronnelle &lt;/p&gt;</text:p>
      <text:p text:style-name="P8">&lt;p&gt;ou&lt;/p&gt;</text:p>
      <text:p text:style-name="P8">&lt;p&gt;Mangue Trois Façons sur Lit de Termites Caramélisées &lt;/p&gt;</text:p>
      <text:p text:style-name="P8">&lt;img src="/home/wilder/Bureau/ProjetClient1/pictures/separateur.png" alt="separateur"&gt;</text:p>
      <text:p text:style-name="P8">&lt;h3&gt;Tarif&lt;/h3&gt;</text:p>
      <text:p text:style-name="P8">&lt;p&gt;75€&lt;/p&gt;</text:p>
      <text:p text:style-name="P5"/>
      <text:p text:style-name="P8">&lt;/div&gt;</text:p>
      <text:p text:style-name="P8">&lt;/div&gt;</text:p>
      <text:p text:style-name="P8">&lt;/div&gt;</text:p>
      <text:p text:style-name="P5"/>
      <text:p text:style-name="P8"><text:soft-page-break/>&lt;div class="container" id="carte"&gt;</text:p>
      <text:p text:style-name="P8">&lt;div class="row"&gt;</text:p>
      <text:p text:style-name="P8">&lt;div class="col"&gt;</text:p>
      <text:p text:style-name="P8">&lt;h2&gt;Notre Carte&lt;/h2&gt;</text:p>
      <text:p text:style-name="P8">&lt;img src="/home/wilder/Bureau/ProjetClient1/pictures/separateur.png" alt="separateur"&gt;</text:p>
      <text:p text:style-name="P8">&lt;h3&gt;Entrées&lt;/h3&gt;</text:p>
      <text:p text:style-name="P8">&lt;p&gt;Foie gras sur toasts et vers de bamboo&lt;/p&gt;</text:p>
      <text:p text:style-name="P8">&lt;p&gt;Tapas de scorpions d'eau&lt;/p&gt;</text:p>
      <text:p text:style-name="P8">&lt;p&gt;Vers de sangou à la betterave&lt;/p&gt;</text:p>
      <text:p text:style-name="P8">&lt;p&gt;Crème d'endives aux Criquets&lt;/p&gt;</text:p>
      <text:p text:style-name="P8">&lt;p&gt;Oeufs Pochés, Vers de Farine et Crème de Bleu d'Auvergne&lt;/p&gt;</text:p>
      <text:p text:style-name="P8">&lt;p&gt;Noix de Saint-Jacques aux Vers de fourmis&lt;/p&gt;</text:p>
      <text:p text:style-name="P5"/>
      <text:p text:style-name="P8">&lt;h3&gt;Plats Principaux&lt;/h3&gt;</text:p>
      <text:p text:style-name="P8">&lt;p&gt;Curry de Vers de Farine et son Flan de Patates Douces&lt;/p&gt;</text:p>
      <text:p text:style-name="P8">&lt;p&gt;Chili con Grillons&lt;/p&gt;</text:p>
      <text:p text:style-name="P8">&lt;p&gt;Ratatouille au Concassé de Grillons&lt;/p&gt;</text:p>
      <text:p text:style-name="P8">&lt;p&gt;Larves de Charençons Farcies&lt;/p&gt;</text:p>
      <text:p text:style-name="P5"/>
      <text:p text:style-name="P8">&lt;h3&gt;Desserts&lt;/h3&gt;</text:p>
      <text:p text:style-name="P8">&lt;p&gt;Beignet de Grillons et son Sorbet Citronnelle &lt;/p&gt;</text:p>
      <text:p text:style-name="P8">&lt;p&gt;Mangue Trois Façons sur Lit de Termites Caramélisées&lt;/p&gt;</text:p>
      <text:p text:style-name="P8">&lt;p&gt;Sorbet de Grillons&lt;/p&gt;</text:p>
      <text:p text:style-name="P8">&lt;p&gt;Gaufres à la Farine de Criquets&lt;/p&gt;</text:p>
      <text:p text:style-name="P8">&lt;img src="/home/wilder/Bureau/ProjetClient1/pictures/separateur.png" alt="separateur"&gt;</text:p>
      <text:p text:style-name="P10"><text:line-break/></text:p>
      <text:p text:style-name="P8">&lt;/div&gt;</text:p>
      <text:p text:style-name="P8">&lt;/div&gt;</text:p>
      <text:p text:style-name="P8">&lt;/div&gt;</text:p>
      <text:p text:style-name="P10"><text:line-break/><text:line-break/></text:p>
      <text:p text:style-name="P8">&lt;script src="https://code.jquery.com/jquery-3.2.1.slim.min.js" integrity="sha384-KJ3o2DKtIkvYIK3UENzmM7KCkRr/rE9/Qpg6aAZGJwFDMVNA/GpGFF93hXpG5KkN"</text:p>
      <text:p text:style-name="P8">crossorigin="anonymous"&gt;&lt;/script&gt;</text:p>
      <text:p text:style-name="P8">&lt;script src="https://cdnjs.cloudflare.com/ajax/libs/popper.js/1.12.9/umd/popper.min.js" integrity="sha384-ApNbgh9B+Y1QKtv3Rn7W3mgPxhU9K/ScQsAP7hUibX39j7fakFPskvXusvfa0b4Q"</text:p>
      <text:p text:style-name="P8">crossorigin="anonymous"&gt;&lt;/script&gt;</text:p>
      <text:p text:style-name="P8">&lt;script src="https://maxcdn.bootstrapcdn.com/bootstrap/4.0.0/js/bootstrap.min.js" integrity="sha384-JZR6Spejh4U02d8jOt6vLEHfe/JQGiRRSQQxSfFWpi1MquVdAyjUar5+76PVCmYl"</text:p>
      <text:p text:style-name="P8">crossorigin="anonymous"&gt;&lt;/script&gt;</text:p>
      <text:p text:style-name="P5"/>
      <text:p text:style-name="P8">&lt;/body&gt;</text:p>
      <text:p text:style-name="P5"/>
      <text:p text:style-name="P8">&lt;/html&gt;</text:p>
      <text:p text:style-name="P5"/>
      <text:p text:style-name="P5"><text:soft-page-break/></text:p>
      <text:p text:style-name="P5"/>
      <text:p text:style-name="P5"/>
      <text:p text:style-name="P5"/>
      <text:p text:style-name="P6">CSS</text:p>
      <text:p text:style-name="P6"/>
      <text:p text:style-name="P9">body {background-color : lightgrey;}</text:p>
      <text:p text:style-name="P1">.col-sm { margin : 10px; border : 2px solid grey; background-color : white;}</text:p>
      <text:p text:style-name="P1">* {font-family: slick;} </text:p>
      <text:p text:style-name="P1">#h1, h2 {text-align : center;}</text:p>
      <text:p text:style-name="P1">.col {text-align : center; }</text:p>
      <text:p text:style-name="P1">.sepa {margin-bottom : 100px; }</text:p>
      <text:p text:style-name="P1">#menu1, #menu2, #carte {background-color : white; border : 2px solid grey;}</text:p>
      <text:p text:style-name="P1">h1 {font-size : 4em;}</text:p>
      <text:p text:style-name="P1">h3 {margin : 40px;}</text:p>
      <text:p text:style-name="P1">.col {margin : 50px 0;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28:51.464890646</meta:creation-date>
    <dc:date>2018-03-11T19:16:57.511991279</dc:date>
    <meta:editing-duration>PT5H44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387" meta:character-count="4389" meta:non-whitespace-character-count="4124"/>
  </office:meta>
</office:document-meta>
</file>